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163dd2" officeooo:paragraph-rsid="00163dd2"/>
    </style:style>
    <style:style style:name="P2" style:family="paragraph" style:parent-style-name="Standard">
      <style:text-properties fo:language="ru" fo:country="RU" fo:font-weight="bold" officeooo:rsid="0014bf1f" officeooo:paragraph-rsid="0014bf1f" style:font-weight-asian="bold" style:font-weight-complex="bold"/>
    </style:style>
    <style:style style:name="P3" style:family="paragraph" style:parent-style-name="Standard">
      <style:text-properties fo:language="ru" fo:country="RU" officeooo:rsid="00194cc3" officeooo:paragraph-rsid="00194cc3"/>
    </style:style>
    <style:style style:name="P4" style:family="paragraph" style:parent-style-name="Standard">
      <style:text-properties fo:language="ru" fo:country="RU" officeooo:rsid="001de17a" officeooo:paragraph-rsid="001de17a"/>
    </style:style>
    <style:style style:name="T1" style:family="text">
      <style:text-properties officeooo:rsid="00173173"/>
    </style:style>
    <style:style style:name="T2" style:family="text">
      <style:text-properties officeooo:rsid="001ac4f2"/>
    </style:style>
    <style:style style:name="T3" style:family="text">
      <style:text-properties officeooo:rsid="001fa9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зор: Иерархиченская блочно-ориентированная база данных.</text:p>
      <text:p text:style-name="P1">Цедб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жостигает этих целей, сохраняя связные данные физически вместе, насклько это возможно, но также поддерживать схему обмена сообщениями между частями данных не являющимися ближайшими.</text:span></text:p>
      <text:p text:style-name="P3">Блочная база данных. Пример блочной базы данных поисан тут: <text:a xlink:type="simple" xlink:href="http://www.vldb.org/pvldb/vol6/p2014-xie.pdf"><text:span text:style-name="Internet_20_link">http://www.vldb.org/pvldb/vol6/p2014-xie.pdf</text:span></text:a>. <text:span text:style-name="T2">Сущность блочного вычисления в том что мы храним данные в блоках, которые могут быть сохранены, и когда накапливается много обновлений сделанных для блока, мы можем сделать все эти изменения в одно время. <text:s/>Эти изменения могут приветси к новым обновлениям, которые необходимы другим блокам. Это все может быть рассмотренно как создание большой электронной таблицы с изменениями данных в некоторых частях электронной таблицы (в некоторых блоках) влияют на вычисление в других местах электронной таблицы. Блочный подход к вычислению минимизирует дисковый ввод вывод, за счет иногда работающего обновления татящего мало времени на то что бы быть включенными.</text:span></text:p>
      <text:p text:style-name="P4">Иерархическаяя структура. <text:span text:style-name="T3">Ячейки базы данных организованны в иерархическую структуруЮ так что у ячеек есть доступ к контенту родительской ячейки, и так что изменения в родительской могут вызвать немедленные изменения в множестве дочерних ячеек. Потому что дочерние ячейки обычно будут сохранятся в том же блоке или блоках, мы можем обновить дочерние ячейки на основе изменения родительской ячейки, с намного меньшим колличеством ввода вывода,чем было бы с реляционной базой данных. Это запускает сценарий, в котором мы храним информацию о таблицах иерархически. Иерархия может состоять из группы таблиц, таблицы, столбца таблицы, строки, элемента ячейки, результата редактирования ячейки. В процессе вычисления ячейки нижней в иерархии (называли, Результат редактирования), информация может быть полученна от каждой вышестоящей ячейки. Таким образо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2-24T18:23:46.574000000</dc:date>
    <meta:editing-duration>PT8H35M58S</meta:editing-duration>
    <meta:editing-cycles>17</meta:editing-cycles>
    <meta:generator>LibreOffice/4.2.5.2$Windows_x86 LibreOffice_project/61cb170a04bb1f12e77c884eab9192be736ec5f5</meta:generator>
    <meta:document-statistic meta:table-count="0" meta:image-count="0" meta:object-count="0" meta:page-count="1" meta:paragraph-count="4" meta:word-count="306" meta:character-count="2318" meta:non-whitespace-character-count="2015"/>
  </office:meta>
</office:document-meta>
</file>